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left="0in" fo:margin-right="0in" fo:margin-top="0in" fo:margin-bottom="0.0992in" style:contextual-spacing="false" fo:line-height="100%" fo:text-align="center" style:justify-single-word="false" fo:text-indent="0in" style:auto-text-indent="false" style:page-number="auto" fo:break-before="page">
        <style:tab-stops/>
      </style:paragraph-properties>
    </style:style>
    <style:style style:name="P2" style:family="paragraph" style:parent-style-name="Normal">
      <style:paragraph-properties fo:margin-left="0in" fo:margin-right="0in" fo:line-height="100%" fo:text-align="center" style:justify-single-word="false" fo:text-indent="-0.25in" style:auto-text-indent="false"/>
    </style:style>
    <style:style style:name="P3" style:family="paragraph" style:parent-style-name="Normal" style:list-style-name="L1">
      <style:paragraph-properties fo:margin-left="0in" fo:margin-right="0in" fo:line-height="100%" fo:text-align="start" style:justify-single-word="false" fo:text-indent="-0.25in" style:auto-text-indent="false"/>
    </style:style>
    <style:style style:name="P4" style:family="paragraph" style:parent-style-name="Normal" style:list-style-name="L1">
      <style:paragraph-properties fo:margin-left="0in" fo:margin-right="0in" fo:margin-top="0in" fo:margin-bottom="0.0429in" style:contextual-spacing="false" fo:line-height="100%" fo:text-align="start" style:justify-single-word="false" fo:text-indent="-0.25in" style:auto-text-indent="false"/>
    </style:style>
    <style:style style:name="P5" style:family="paragraph" style:parent-style-name="Normal" style:list-style-name="L1">
      <style:paragraph-properties fo:margin-left="0in" fo:margin-right="0in" fo:margin-top="0in" fo:margin-bottom="0.1839in" style:contextual-spacing="false" fo:line-height="100%" fo:text-align="start" style:justify-single-word="false" fo:text-indent="-0.25in" style:auto-text-indent="false"/>
    </style:style>
    <style:style style:name="P6" style:family="paragraph" style:parent-style-name="Normal">
      <style:paragraph-properties fo:margin-left="0in" fo:margin-right="0in" fo:margin-top="0in" fo:margin-bottom="0.3126in" style:contextual-spacing="false" fo:line-height="100%" fo:text-align="start" style:justify-single-word="false" fo:text-indent="-0.0071in" style:auto-text-indent="false"/>
    </style:style>
    <style:style style:name="P7" style:family="paragraph" style:parent-style-name="Normal">
      <style:paragraph-properties fo:margin-left="0.1402in" fo:margin-right="0in" fo:margin-top="0in" fo:margin-bottom="0.0429in" style:contextual-spacing="false" fo:line-height="100%" fo:text-align="start" style:justify-single-word="false" fo:text-indent="0in" style:auto-text-indent="false">
        <style:tab-stops/>
      </style:paragraph-properties>
      <style:text-properties style:font-name="Calibri" fo:font-size="12pt" style:font-size-asian="12pt" style:font-size-complex="12pt"/>
    </style:style>
    <style:style style:name="P8" style:family="paragraph" style:parent-style-name="Normal" style:list-style-name="L1">
      <style:paragraph-properties fo:margin-left="0in" fo:margin-right="0in" fo:line-height="100%" fo:text-align="start" style:justify-single-word="false" fo:text-indent="-0.25in" style:auto-text-indent="false"/>
      <style:text-properties style:font-name="Calibri" fo:font-size="12pt" style:font-size-asian="12pt" style:font-size-complex="12pt"/>
    </style:style>
    <style:style style:name="P9" style:family="paragraph" style:parent-style-name="Normal">
      <style:paragraph-properties fo:margin-left="0in" fo:margin-right="0in" fo:line-height="100%" fo:text-align="start" style:justify-single-word="false" fo:text-indent="-0.25in" style:auto-text-indent="false"/>
      <style:text-properties style:font-name="Calibri" fo:font-size="12pt" style:font-size-asian="12pt" style:font-size-complex="12pt"/>
    </style:style>
    <style:style style:name="T1" style:family="text">
      <style:text-properties fo:color="#2f5496" loext:opacity="100%" fo:font-size="16pt" style:font-size-asian="16pt"/>
    </style:style>
    <style:style style:name="T2" style:family="text">
      <style:text-properties fo:color="#2f5496" loext:opacity="100%" fo:font-size="16pt" fo:font-style="italic" style:font-size-asian="16pt" style:font-style-asian="italic"/>
    </style:style>
    <style:style style:name="T3" style:family="text">
      <style:text-properties fo:color="#2f5496" loext:opacity="100%" style:font-name="Calibri"/>
    </style:style>
    <style:style style:name="T4" style:family="text">
      <style:text-properties fo:color="#2f5496" loext:opacity="100%" style:font-name="Calibri" fo:font-size="16pt" style:font-size-asian="16pt"/>
    </style:style>
    <style:style style:name="T5" style:family="text">
      <style:text-properties fo:color="#2f5496" loext:opacity="100%" style:font-name="Calibri" fo:font-size="16pt" fo:font-style="italic" style:font-size-asian="16pt" style:font-style-asian="italic"/>
    </style:style>
    <style:style style:name="T6" style:family="text">
      <style:text-properties fo:color="#2f5496" loext:opacity="100%" style:font-name="Calibri" fo:font-style="italic" style:font-style-asian="italic"/>
    </style:style>
    <style:style style:name="T7" style:family="text">
      <style:text-properties fo:color="#2f5496" loext:opacity="100%" style:font-name="Calibri" fo:font-size="12pt" style:font-size-asian="12pt" style:font-size-complex="12pt"/>
    </style:style>
    <style:style style:name="T8" style:family="text">
      <style:text-properties fo:color="#2f5496" loext:opacity="100%" style:font-name="Calibri" fo:font-size="12pt" fo:font-style="italic" style:font-size-asian="12pt" style:font-style-asian="italic" style:font-size-complex="12pt"/>
    </style:style>
    <style:style style:name="T9" style:family="text">
      <style:text-properties fo:color="#2f5496" loext:opacity="100%" style:font-name="Calibri" fo:font-size="12pt" style:font-name-asian="Calibri" style:font-size-asian="12pt" style:font-name-complex="Calibri" style:font-size-complex="12pt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style:font-name="Calibri"/>
    </style:style>
    <style:style style:name="T13" style:family="text">
      <style:text-properties style:font-name="Calibri" fo:font-style="italic" fo:font-weight="bold" style:font-style-asian="italic" style:font-weight-asian="bold"/>
    </style:style>
    <style:style style:name="T14" style:family="text">
      <style:text-properties style:font-name="Calibri" fo:font-style="italic" style:font-style-asian="italic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style:font-name="Calibri" fo:font-size="12pt" fo:font-style="italic" fo:font-weight="bold" style:font-size-asian="12pt" style:font-style-asian="italic" style:font-weight-asian="bold" style:font-size-complex="12pt"/>
    </style:style>
    <style:style style:name="T17" style:family="text">
      <style:text-properties style:font-name="Calibri" fo:font-size="12pt" fo:font-style="italic" style:font-size-asian="12pt" style:font-style-asian="italic" style:font-size-complex="12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0.3835in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0.8937in"/>
        </style:list-level-properties>
        <style:text-properties style:font-name="Segoe UI 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1.3937in"/>
        </style:list-level-properties>
        <style:text-properties style:font-name="Segoe UI 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1.8937in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2.3937in"/>
        </style:list-level-properties>
        <style:text-properties style:font-name="Segoe UI 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2.8937in"/>
        </style:list-level-properties>
        <style:text-properties style:font-name="Segoe UI 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3.3937in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3.8937in"/>
        </style:list-level-properties>
        <style:text-properties style:font-name="Segoe UI 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4.3937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7">База данных «</text:span></text:span><text:span text:style-name="Default_20_Paragraph_20_Font"><text:span text:style-name="T8">БИБЛИОТЕКА</text:span></text:span><text:span text:style-name="Default_20_Paragraph_20_Font"><text:span text:style-name="T7">»</text:span></text:span></text:p>
      <text:p text:style-name="P6"><text:span text:style-name="T15">Необходимо спроектировать базу данных «</text:span><text:span text:style-name="Default_20_Paragraph_20_Font"><text:span text:style-name="T16">БИБЛИОТЕКА</text:span></text:span><text:span text:style-name="T15">», информация которой будет использоваться для получения оперативной информации о наличии книг в библиотеке, наличии книг у читателя, для контроля своевременности возврата книг и др. </text:span></text:p>
      <text:p text:style-name="P7">В БД должна храниться информация: </text:p>
      <text:list text:style-name="L1">
        <text:list-item>
          <text:p text:style-name="P3"><text:span text:style-name="Default_20_Paragraph_20_Font"><text:span text:style-name="T17">об издательствах</text:span></text:span><text:span text:style-name="T15">: код издательства, наименование издательства, город; </text:span></text:p>
        </text:list-item>
        <text:list-item>
          <text:p text:style-name="P4"><text:span text:style-name="Default_20_Paragraph_20_Font"><text:span text:style-name="T17">о книгах</text:span></text:span><text:span text:style-name="T15">: шифр книги, название книги, первый автор, год издания, цена книги (руб.), количество экземпляров (шт.);</text:span></text:p>
        </text:list-item>
        <text:list-item>
          <text:p text:style-name="P3"><text:span text:style-name="Default_20_Paragraph_20_Font"><text:span text:style-name="T17">о читателях</text:span></text:span><text:span text:style-name="T15">: код читателя, Ф.И.О. читателя, адрес, телефон;</text:span></text:p>
        </text:list-item>
        <text:list-item>
          <text:p text:style-name="P5"><text:span text:style-name="Default_20_Paragraph_20_Font"><text:span text:style-name="T17">о выдачах</text:span></text:span><text:span text:style-name="T15">: код читателя, шифр книги, дата выдачи, дата возврата. </text:span></text:p>
        </text:list-item>
      </text:list>
      <text:p text:style-name="P7">При проектировании БД необходимо учитывать следующее: </text:p>
      <text:list text:continue-numbering="true" text:style-name="L1">
        <text:list-item>
          <text:p text:style-name="P8">в библиотеке могут храниться несколько книг одного и того же издательства</text:p>
        </text:list-item>
        <text:list-item>
          <text:p text:style-name="P8">книга издается только одним издательством</text:p>
        </text:list-item>
        <text:list-item>
          <text:p text:style-name="P8">книга может быть затребована несколько раз на выдачу</text:p>
        </text:list-item>
        <text:list-item>
          <text:p text:style-name="P8">каждая выдача относится к одной книге</text:p>
        </text:list-item>
        <text:list-item>
          <text:p text:style-name="P8">читателю разрешена выдача нескольких книг </text:p>
        </text:list-item>
      </text:list>
      <text:p text:style-name="P9"/>
      <text:p text:style-name="P2"><text:span text:style-name="Default_20_Paragraph_20_Font"><text:span text:style-name="T9">Задания:</text:span></text:span></text:p>
      <text:p text:style-name="P9">0. Выбираем предметную область. Пересечения по предметным областям в подгруппе недопустимы. </text:p>
      <text:p text:style-name="P9">1. Создаем ER-диаграмму (предлагаю использовать https://www.dbdesigner.net/, при создании выбрать базу данных PostgreSQL)</text:p>
      <text:p text:style-name="P9">2. Экспортировать схему в файл (Create).</text:p>
      <text:p text:style-name="P9">3. Изменить скрипт:</text:p>
      <text:p text:style-name="P9"><text:s text:c="3"/>а. Удалить двойные кавычки в названиях таблиц, колонок</text:p>
      <text:p text:style-name="P9"><text:s text:c="3"/>b. Избавиться от указания схемы данных public в названии таблиц</text:p>
      <text:p text:style-name="P9"><text:s text:c="3"/>с. Дать осознанное название внешним ключам (_fk0, _fk1 неприемлемо)</text:p>
      <text:p text:style-name="P9"><text:s text:c="3"/>d. Прописать действия во внешних ключах ON UPDATE, ON DELETE (исходя их условий задачи)</text:p>
      <text:p text:style-name="P9">4. Добавить комментарии для таблиц, колонок</text:p>
      <text:p text:style-name="P9">5. Добавить ограничения (NOT NULL, UNIQUE, CHECK) там, где это необходимо</text:p>
      <text:p text:style-name="P9">6. В начале скрипта добавить команды по удалению всех таблиц в скрипке с директивой IF EXISTS в требуемом порядке.</text:p>
      <text:p text:style-name="P9">7. Добавить команды по добавлению записей в каждую таблицу (по 5-10 записей)</text:p>
      <text:p text:style-name="P9">8. В начале скрипта добавляем создание своей схемы данных (если она отсутствует). </text:p>
      <text:p text:style-name="P9"><text:s text:c="3"/>a. Командой CREATE SCHEMA создаем новую схему данных (ex.: CREATE SCHEMA IF NOT EXISTS your_schema_name AUTHORIZATION your_login;).</text:p>
      <text:p text:style-name="P9"><text:s text:c="3"/>b. Делаем комментарий для своей созданной схемы (ex.: COMMENT ON SCHEMA your_schema_name IS 'your_schema_comment';).</text:p>
      <text:p text:style-name="P9"><text:s text:c="3"/>c. Прописываем для себя в своей бд параметр searсh_path (ex.: ALTER ROLE you_login IN DATABASE your_db SET search_path TO you_schema_name, public;).</text:p>
      <text:p text:style-name="P9"><text:soft-page-break/><text:s text:c="3"/>d. Для того, чтобы search_path применился - необходимо выполнить переподключение к своей БД. Чтобы этого избежать установим этот параметр для текущей сессии командой SET (ex. SET search_path TO you_schema_name, public;)</text:p>
      <text:p text:style-name="P9">8. На текущем этапе за один проход имеющегося скрипта:</text:p>
      <text:p text:style-name="P9"><text:s text:c="3"/>а. Он должнен выполняться без ошибок</text:p>
      <text:p text:style-name="P9"><text:s text:c="3"/>b. По порядку выполнения скрипт должен:</text:p>
      <text:p text:style-name="P9"><text:s text:c="6"/>- Создать схему данных (если она отсутствует) + коммент + search_path</text:p>
      <text:p text:style-name="P9"><text:s text:c="6"/>- Выполнить команду set search_path</text:p>
      <text:p text:style-name="P9"><text:s text:c="6"/>- Выполнить удаление всех таблиц (если они существуют)</text:p>
      <text:p text:style-name="P9"><text:s text:c="6"/>- Выполнить создание таблиц, ограничений</text:p>
      <text:p text:style-name="P9"><text:s text:c="6"/>- Наполнить таблиц данными</text:p>
      <text:p text:style-name="P9">[N. Выполняем свой скрипт в своей БД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zxx" fo:country="none" fo:font-style="normal" style:text-underline-style="none" fo:font-weight="normal" style:letter-kerning="false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zxx" fo:country="none" fo:font-style="normal" style:text-underline-style="none" fo:font-weight="normal" style:letter-kerning="false" fo:background-color="transparent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in" fo:margin-top="0in" fo:margin-bottom="0.0256in" style:contextual-spacing="false" fo:hyphenation-ladder-count="no-limit" fo:text-indent="-0.0071in" style:auto-text-indent="false">
        <style:tab-stops/>
      </style:paragraph-properties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1pt" fo:font-style="normal" style:text-underline-style="none" fo:font-weight="normal" fo:background-color="transparent" style:font-name-asian="Segoe UI Symbol" style:font-family-asian="'Segoe UI Symbol'" style:font-family-generic-asian="roman" style:font-size-asian="11pt" style:font-style-asian="normal" style:font-weight-asian="normal" style:font-name-complex="Segoe UI Symbol" style:font-family-complex="'Segoe UI Symbol'" style:font-family-generic-complex="roman" style:font-size-complex="11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1pt" fo:font-style="normal" style:text-underline-style="none" fo:font-weight="normal" fo:background-color="transparent" style:font-name-asian="Segoe UI Symbol" style:font-family-asian="'Segoe UI Symbol'" style:font-family-generic-asian="roman" style:font-size-asian="11pt" style:font-style-asian="normal" style:font-weight-asian="normal" style:font-name-complex="Segoe UI Symbol" style:font-family-complex="'Segoe UI Symbol'" style:font-family-generic-complex="roman" style:font-size-complex="11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1pt" fo:font-style="normal" style:text-underline-style="none" fo:font-weight="normal" fo:background-color="transparent" style:font-name-asian="Segoe UI Symbol" style:font-family-asian="'Segoe UI Symbol'" style:font-family-generic-asian="roman" style:font-size-asian="11pt" style:font-style-asian="normal" style:font-weight-asian="normal" style:font-name-complex="Segoe UI Symbol" style:font-family-complex="'Segoe UI Symbol'" style:font-family-generic-complex="roman" style:font-size-complex="11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1pt" fo:font-style="normal" style:text-underline-style="none" fo:font-weight="normal" fo:background-color="transparent" style:font-name-asian="Segoe UI Symbol" style:font-family-asian="'Segoe UI Symbol'" style:font-family-generic-asian="roman" style:font-size-asian="11pt" style:font-style-asian="normal" style:font-weight-asian="normal" style:font-name-complex="Segoe UI Symbol" style:font-family-complex="'Segoe UI Symbol'" style:font-family-generic-complex="roman" style:font-size-complex="11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1pt" fo:font-style="normal" style:text-underline-style="none" fo:font-weight="normal" fo:background-color="transparent" style:font-name-asian="Segoe UI Symbol" style:font-family-asian="'Segoe UI Symbol'" style:font-family-generic-asian="roman" style:font-size-asian="11pt" style:font-style-asian="normal" style:font-weight-asian="normal" style:font-name-complex="Segoe UI Symbol" style:font-family-complex="'Segoe UI Symbol'" style:font-family-generic-complex="roman" style:font-size-complex="11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1pt" fo:font-style="normal" style:text-underline-style="none" fo:font-weight="normal" fo:background-color="transparent" style:font-name-asian="Segoe UI Symbol" style:font-family-asian="'Segoe UI Symbol'" style:font-family-generic-asian="roman" style:font-size-asian="11pt" style:font-style-asian="normal" style:font-weight-asian="normal" style:font-name-complex="Segoe UI Symbol" style:font-family-complex="'Segoe UI Symbol'" style:font-family-generic-complex="roman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0.8228in" fo:margin-right="0.63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>Варианты заданий на проектирование баз данных</dc:title>
    <dc:subject>базы данных (2 семестр)</dc:subject>
    <meta:initial-creator>Фуртак Роман Михайлович</meta:initial-creator>
    <meta:creation-date>2023-10-31T10:36:00Z</meta:creation-date>
    <dc:date>2023-10-31T13:39:04.763000000</dc:date>
    <meta:editing-cycles>3</meta:editing-cycles>
    <meta:editing-duration>PT2M24S</meta:editing-duration>
    <meta:document-statistic meta:table-count="0" meta:image-count="0" meta:object-count="0" meta:page-count="2" meta:paragraph-count="40" meta:word-count="405" meta:character-count="2908" meta:non-whitespace-character-count="2484"/>
    <meta:template xlink:type="simple" xlink:actuate="onRequest" xlink:title="" xlink:href="Normal"/>
  </office:meta>
</office:document-meta>
</file>